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authors present an algorithm which can predict the transport in composite materials, extending a previously developed method called COMET. <text:s/>The advantage of COMET is a several orders of magnitude speedup in convergence compared to standard reciprocal space coupling solutions. The COMET algorithm is applied to model 1D interface systems and also to experimental particle composite gemoetry derived from x-ray micro-CT scanning. </text:p>
      <text:p text:style-name="Standard"/>
      <text:p text:style-name="Standard">Typical sequential solvers compute the phonon distribution at a discrete point in k-space, which solves all of physical space, then the next discrete point in k-space is solved. <text:s/>In contrast, the COMET method solves for each physical point all points in k-space. <text:s/>At first glance, it <text:s/>is not obvious how the computational complexity (i.e., computational time) is less <text:s/>for the COMET method. <text:s/>Perhaps a few more comments would be helpful. </text:p>
      <text:p text:style-name="Standard"/>
      <text:p text:style-name="Standard">You assume the DMM to determine the 4th relation to determine transmissivity and reflectivity. It would be nice to have some comments on this choice (computational simplicity, etc?). </text:p>
      <text:p text:style-name="Standard"/>
      <text:p text:style-name="Standard">Section: “Influence of Interace Aggolmeration”</text:p>
      <text:p text:style-name="Standard">You comment on the importance of efficient interface aggolmeration. <text:s/>Could you also comment on how and when this will limit the applicability of the COMET method? </text:p>
      <text:p text:style-name="Standard"/>
      <text:p text:style-name="Standard">Section: “K-resolved Phonon Transport in 2D Particle Composite”</text:p>
      <text:p text:style-name="Standard">You quote values of thermal conductivity for silicon and germanium. <text:s/>What are these values based on? <text:s/>The EDIP potential, experiment, thin-films? <text:s/>The bulk value of silicon at 300 K is around 140 W/m-K, for example, so you are taking something into account here. <text:s/>A comment would be helpful.</text:p>
      <text:p text:style-name="Standard"/>
      <text:p text:style-name="Standard">Acceptable with honors</text:p>
      <text:p text:style-name="Standard"/>
      <text:p text:style-name="Standard">With these minor comments, I feel that this paper is highly-original, shows high technical prowess, and seems to be a promising method for predicting heat transport in complex materials with many interfaces. The use of experimentally derived geometry for SiGe nanoparticle composites, resolved temperature field, and resolved heat flux field is particularly impressive. I look forward to reading more about the application of this metho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Larkin</meta:initial-creator>
    <meta:creation-date>2013-03-13T20:38:57</meta:creation-date>
    <meta:generator>LibreOffice/3.5$Linux_X86_64 LibreOffice_project/350m1$Build-2</meta:generator>
    <dc:date>2013-03-13T22:26:35</dc:date>
    <dc:creator>Jason Larkin</dc:creator>
    <meta:editing-duration>PT1H42M18S</meta:editing-duration>
    <meta:editing-cycles>17</meta:editing-cycles>
    <meta:document-statistic meta:table-count="0" meta:image-count="0" meta:object-count="0" meta:page-count="1" meta:paragraph-count="9" meta:word-count="315" meta:character-count="2078" meta:non-whitespace-character-count="1756"/>
  </office:meta>
</office:document-meta>
</file>